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d3d9" officeooo:paragraph-rsid="0010d3d9"/>
    </style:style>
    <style:style style:name="P2" style:family="paragraph" style:parent-style-name="Standard">
      <style:text-properties officeooo:rsid="0012dc1a" officeooo:paragraph-rsid="0012dc1a"/>
    </style:style>
    <style:style style:name="P3" style:family="paragraph" style:parent-style-name="Standard">
      <style:text-properties fo:color="#d4d4d4" style:font-name="Menlo" fo:font-size="12pt" fo:font-weight="normal" officeooo:rsid="001244bb" officeooo:paragraph-rsid="001244bb" fo:background-color="#111111" style:font-size-asian="12pt" style:font-size-complex="12pt"/>
    </style:style>
    <style:style style:name="P4" style:family="paragraph" style:parent-style-name="Standard">
      <style:paragraph-properties style:line-height-at-least="0.36cm"/>
      <style:text-properties fo:color="#d4d4d4" style:font-name="Menlo" fo:font-size="12pt" fo:font-weight="normal" fo:background-color="#111111" style:font-size-asian="12pt" style:font-size-complex="12pt"/>
    </style:style>
    <style:style style:name="P5" style:family="paragraph" style:parent-style-name="Standard">
      <style:text-properties fo:font-size="12pt" officeooo:rsid="00142b96" officeooo:paragraph-rsid="00142b96" fo:background-color="transparent" style:font-size-asian="12pt" style:font-size-complex="12pt"/>
    </style:style>
    <style:style style:name="P6" style:family="paragraph" style:parent-style-name="Standard">
      <style:text-properties fo:font-size="12pt" officeooo:rsid="0015975d" officeooo:paragraph-rsid="0015975d" fo:background-color="transparent" style:font-size-asian="12pt" style:font-size-complex="12pt"/>
    </style:style>
    <style:style style:name="P7" style:family="paragraph" style:parent-style-name="Standard">
      <style:paragraph-properties style:line-height-at-least="0.36cm"/>
      <style:text-properties fo:font-size="12pt" fo:background-color="#111111" style:font-size-asian="12pt" style:font-size-complex="12pt"/>
    </style:style>
    <style:style style:name="P8" style:family="paragraph" style:parent-style-name="Standard">
      <style:text-properties fo:font-size="12pt" officeooo:rsid="0016a5a1" officeooo:paragraph-rsid="0016a5a1" fo:background-color="transparent" style:font-size-asian="12pt" style:font-size-complex="12pt"/>
    </style:style>
    <style:style style:name="P9" style:family="paragraph" style:parent-style-name="Standard">
      <style:text-properties fo:font-size="12pt" officeooo:rsid="00142b96" officeooo:paragraph-rsid="00142b96" fo:background-color="transparent" style:font-size-asian="12pt" style:font-size-complex="12pt"/>
    </style:style>
    <style:style style:name="P10" style:family="paragraph" style:parent-style-name="Standard">
      <style:text-properties fo:font-size="12pt" officeooo:rsid="00189fab" officeooo:paragraph-rsid="00189fab" fo:background-color="transparent" style:font-size-asian="12pt" style:font-size-complex="12pt"/>
    </style:style>
    <style:style style:name="P11" style:family="paragraph" style:parent-style-name="Standard">
      <style:text-properties fo:font-size="12pt" officeooo:rsid="001a1a22" officeooo:paragraph-rsid="001a1a22" fo:background-color="transparent" style:font-size-asian="12pt" style:font-size-complex="12pt"/>
    </style:style>
    <style:style style:name="P12" style:family="paragraph" style:parent-style-name="Standard">
      <style:text-properties fo:font-size="12pt" officeooo:rsid="001b3eb1" officeooo:paragraph-rsid="001b3eb1" fo:background-color="transparent" style:font-size-asian="12pt" style:font-size-complex="12pt"/>
    </style:style>
    <style:style style:name="P13" style:family="paragraph" style:parent-style-name="Standard">
      <style:text-properties fo:font-size="12pt" officeooo:paragraph-rsid="001b3eb1" fo:background-color="transparent" style:font-size-asian="12pt" style:font-size-complex="12pt"/>
    </style:style>
    <style:style style:name="P14" style:family="paragraph" style:parent-style-name="Standard">
      <style:text-properties fo:font-size="12pt" officeooo:rsid="001d3224" officeooo:paragraph-rsid="001d3224" fo:background-color="transparent" style:font-size-asian="12pt" style:font-size-complex="12pt"/>
    </style:style>
    <style:style style:name="P15" style:family="paragraph" style:parent-style-name="Standard">
      <style:text-properties fo:font-size="12pt" officeooo:rsid="0015975d" officeooo:paragraph-rsid="0015975d" fo:background-color="transparent" style:font-size-asian="12pt" style:font-size-complex="12pt"/>
    </style:style>
    <style:style style:name="P16" style:family="paragraph" style:parent-style-name="Standard">
      <style:text-properties fo:font-size="12pt" officeooo:rsid="001e912f" officeooo:paragraph-rsid="001e912f" fo:background-color="transparent" style:font-size-asian="12pt" style:font-size-complex="12pt"/>
    </style:style>
    <style:style style:name="P17" style:family="paragraph" style:parent-style-name="Standard">
      <style:text-properties fo:font-size="12pt" officeooo:rsid="001ebee5" officeooo:paragraph-rsid="001ebee5" fo:background-color="transparent" style:font-size-asian="12pt" style:font-size-complex="12pt"/>
    </style:style>
    <style:style style:name="P18" style:family="paragraph" style:parent-style-name="Standard">
      <style:text-properties fo:font-size="12pt" officeooo:rsid="001ebee5" officeooo:paragraph-rsid="0021bda3" fo:background-color="transparent" style:font-size-asian="12pt" style:font-size-complex="12pt"/>
    </style:style>
    <style:style style:name="P19" style:family="paragraph" style:parent-style-name="Standard">
      <style:text-properties fo:font-size="12pt" officeooo:rsid="001f3665" officeooo:paragraph-rsid="001f3665" fo:background-color="transparent" style:font-size-asian="12pt" style:font-size-complex="12pt"/>
    </style:style>
    <style:style style:name="P20" style:family="paragraph" style:parent-style-name="Standard">
      <style:text-properties fo:font-size="12pt" officeooo:rsid="00203973" officeooo:paragraph-rsid="00203973" fo:background-color="transparent" style:font-size-asian="12pt" style:font-size-complex="12pt"/>
    </style:style>
    <style:style style:name="P21" style:family="paragraph" style:parent-style-name="Standard">
      <style:paragraph-properties style:line-height-at-least="0.36cm"/>
      <style:text-properties fo:font-size="12pt" style:font-size-asian="12pt" style:font-size-complex="12pt"/>
    </style:style>
    <style:style style:name="P22" style:family="paragraph" style:parent-style-name="Standard">
      <style:text-properties officeooo:rsid="0016a5a1" officeooo:paragraph-rsid="0016a5a1"/>
    </style:style>
    <style:style style:name="P23" style:family="paragraph" style:parent-style-name="Standard">
      <style:text-properties officeooo:rsid="0010d3d9" officeooo:paragraph-rsid="0010d3d9"/>
    </style:style>
    <style:style style:name="P24" style:family="paragraph" style:parent-style-name="Standard">
      <style:paragraph-properties style:line-height-at-least="0.36cm"/>
      <style:text-properties fo:color="#d4d4d4" style:font-name="Menlo" fo:font-size="6.80000019073486pt" fo:font-weight="normal" fo:background-color="#1e1e1e"/>
    </style:style>
    <style:style style:name="P25" style:family="paragraph" style:parent-style-name="Standard">
      <style:text-properties fo:color="#d4d4d4" style:font-name="Menlo" fo:font-size="12pt" fo:font-weight="normal" officeooo:rsid="0016a5a1" officeooo:paragraph-rsid="0016a5a1" fo:background-color="#1e1e1e" style:font-size-asian="12pt" style:font-size-complex="12pt"/>
    </style:style>
    <style:style style:name="P26" style:family="paragraph" style:parent-style-name="Standard">
      <style:paragraph-properties style:line-height-at-least="0.36cm"/>
      <style:text-properties fo:color="#d4d4d4" style:font-name="Menlo" fo:font-size="12pt" fo:font-weight="normal" fo:background-color="#1e1e1e" style:font-size-asian="12pt" style:font-size-complex="12pt"/>
    </style:style>
    <style:style style:name="P27" style:family="paragraph" style:parent-style-name="Standard">
      <style:paragraph-properties style:line-height-at-least="0.36cm"/>
      <style:text-properties fo:color="#d4d4d4" style:font-name="Menlo" fo:font-size="12pt" fo:font-weight="normal" officeooo:paragraph-rsid="001a1a22" fo:background-color="#1e1e1e" style:font-size-asian="12pt" style:font-size-complex="12pt"/>
    </style:style>
    <style:style style:name="P28" style:family="paragraph" style:parent-style-name="Standard">
      <style:text-properties fo:color="#d4d4d4" style:font-name="Menlo" fo:font-size="12pt" fo:font-weight="normal" officeooo:paragraph-rsid="0016a5a1" fo:background-color="#1e1e1e" style:font-size-asian="12pt" style:font-size-complex="12pt"/>
    </style:style>
    <style:style style:name="P29" style:family="paragraph" style:parent-style-name="Standard">
      <style:text-properties fo:color="#d4d4d4" style:font-name="Menlo" fo:font-size="12pt" fo:font-weight="normal" officeooo:rsid="00189fab" officeooo:paragraph-rsid="00189fab" fo:background-color="#1e1e1e" style:font-size-asian="12pt" style:font-size-complex="12pt"/>
    </style:style>
    <style:style style:name="P30" style:family="paragraph" style:parent-style-name="Standard">
      <style:text-properties fo:color="#d4d4d4" style:font-name="Menlo" fo:font-size="12pt" fo:font-weight="normal" officeooo:rsid="001a1a22" officeooo:paragraph-rsid="001a1a22" fo:background-color="#1e1e1e" style:font-size-asian="12pt" style:font-size-complex="12pt"/>
    </style:style>
    <style:style style:name="P31" style:family="paragraph" style:parent-style-name="Standard">
      <style:text-properties fo:color="#d4d4d4" style:font-name="Menlo" fo:font-size="12pt" fo:font-weight="normal" officeooo:rsid="001d3224" officeooo:paragraph-rsid="001d3224" fo:background-color="#1e1e1e" style:font-size-asian="12pt" style:font-size-complex="12pt"/>
    </style:style>
    <style:style style:name="P32" style:family="paragraph" style:parent-style-name="Standard">
      <style:text-properties fo:color="#d4d4d4" style:font-name="Menlo" fo:font-size="12pt" fo:font-weight="normal" officeooo:rsid="001e912f" officeooo:paragraph-rsid="001e912f" fo:background-color="#1e1e1e" style:font-size-asian="12pt" style:font-size-complex="12pt"/>
    </style:style>
    <style:style style:name="P33" style:family="paragraph" style:parent-style-name="Standard">
      <style:text-properties fo:color="#d4d4d4" style:font-name="Menlo" fo:font-size="12pt" fo:font-weight="normal" officeooo:rsid="00203973" officeooo:paragraph-rsid="00203973" fo:background-color="#1e1e1e" style:font-size-asian="12pt" style:font-size-complex="12pt"/>
    </style:style>
    <style:style style:name="P34" style:family="paragraph" style:parent-style-name="Standard">
      <style:text-properties style:use-window-font-color="true" fo:font-size="12pt" officeooo:paragraph-rsid="0021bda3" fo:background-color="transparent"/>
    </style:style>
    <style:style style:name="P35" style:family="paragraph" style:parent-style-name="Standard">
      <style:text-properties style:use-window-font-color="true" fo:font-size="12pt" officeooo:rsid="001ebee5" officeooo:paragraph-rsid="0021bda3" fo:background-color="transparent" style:font-size-asian="12pt" style:font-size-complex="12pt"/>
    </style:style>
    <style:style style:name="P36" style:family="paragraph" style:parent-style-name="Standard">
      <style:paragraph-properties style:line-height-at-least="0.36cm"/>
      <style:text-properties style:use-window-font-color="true" style:font-name="Menlo" fo:font-size="12pt" fo:font-weight="normal" fo:background-color="transparent" style:font-size-asian="12pt" style:font-size-complex="12pt"/>
    </style:style>
    <style:style style:name="T1" style:family="text">
      <style:text-properties fo:color="#c586c0"/>
    </style:style>
    <style:style style:name="T2" style:family="text">
      <style:text-properties fo:color="#c586c0" style:font-name="Menlo" fo:font-weight="normal" fo:background-color="#1e1e1e" loext:char-shading-value="0"/>
    </style:style>
    <style:style style:name="T3" style:family="text">
      <style:text-properties fo:color="#9cdcfe"/>
    </style:style>
    <style:style style:name="T4" style:family="text">
      <style:text-properties fo:color="#9cdcfe" officeooo:rsid="0016a5a1"/>
    </style:style>
    <style:style style:name="T5" style:family="text">
      <style:text-properties fo:color="#9cdcfe" officeooo:rsid="0016b419"/>
    </style:style>
    <style:style style:name="T6" style:family="text">
      <style:text-properties fo:color="#9cdcfe" style:font-name="Menlo" fo:font-size="6.80000019073486pt" fo:font-weight="normal" fo:background-color="#1e1e1e" loext:char-shading-value="0"/>
    </style:style>
    <style:style style:name="T7" style:family="text">
      <style:text-properties fo:color="#9cdcfe" style:font-name="Menlo" fo:font-weight="normal" fo:background-color="#1e1e1e" loext:char-shading-value="0"/>
    </style:style>
    <style:style style:name="T8" style:family="text">
      <style:text-properties fo:color="#9cdcfe" style:font-name="Menlo" fo:font-weight="normal" fo:background-color="#1e1e1e" loext:char-shading-value="0" style:font-size-asian="12pt" style:font-size-complex="12pt"/>
    </style:style>
    <style:style style:name="T9" style:family="text">
      <style:text-properties fo:color="#9cdcfe" style:font-name="Menlo" fo:font-weight="normal" style:font-size-asian="12pt" style:font-size-complex="12pt"/>
    </style:style>
    <style:style style:name="T10" style:family="text">
      <style:text-properties fo:color="#ce9178"/>
    </style:style>
    <style:style style:name="T11" style:family="text">
      <style:text-properties fo:color="#ce9178" style:font-name="Menlo" fo:font-weight="normal" fo:background-color="#1e1e1e" loext:char-shading-value="0"/>
    </style:style>
    <style:style style:name="T12" style:family="text">
      <style:text-properties fo:color="#569cd6"/>
    </style:style>
    <style:style style:name="T13" style:family="text">
      <style:text-properties fo:color="#4ec9b0"/>
    </style:style>
    <style:style style:name="T14" style:family="text">
      <style:text-properties fo:color="#dcdcaa"/>
    </style:style>
    <style:style style:name="T15" style:family="text">
      <style:text-properties fo:color="#dcdcaa" officeooo:rsid="0016a5a1"/>
    </style:style>
    <style:style style:name="T16" style:family="text">
      <style:text-properties fo:color="#808080"/>
    </style:style>
    <style:style style:name="T17" style:family="text">
      <style:text-properties fo:background-color="#cccccc" loext:char-shading-value="0"/>
    </style:style>
    <style:style style:name="T18" style:family="text">
      <style:text-properties officeooo:rsid="0015d2a7" fo:background-color="#cccccc" loext:char-shading-value="0"/>
    </style:style>
    <style:style style:name="T19" style:family="text">
      <style:text-properties officeooo:rsid="0015d2a7"/>
    </style:style>
    <style:style style:name="T20" style:family="text">
      <style:text-properties officeooo:rsid="0016a5a1"/>
    </style:style>
    <style:style style:name="T21" style:family="text">
      <style:text-properties fo:color="#d4d4d4" style:font-name="Menlo" fo:font-size="6.80000019073486pt" fo:font-weight="normal" fo:background-color="#1e1e1e" loext:char-shading-value="0"/>
    </style:style>
    <style:style style:name="T22" style:family="text">
      <style:text-properties fo:color="#d4d4d4" style:font-name="Menlo" fo:font-weight="normal" fo:background-color="#1e1e1e" loext:char-shading-value="0"/>
    </style:style>
    <style:style style:name="T23" style:family="text">
      <style:text-properties fo:color="#d4d4d4" style:font-name="Menlo" fo:font-weight="normal" fo:background-color="#1e1e1e" loext:char-shading-value="0" style:font-size-asian="12pt" style:font-size-complex="12pt"/>
    </style:style>
    <style:style style:name="T24" style:family="text">
      <style:text-properties fo:color="#d4d4d4" style:font-name="Menlo" fo:font-weight="normal" style:font-size-asian="12pt" style:font-size-complex="12pt"/>
    </style:style>
    <style:style style:name="T25" style:family="text">
      <style:text-properties fo:color="#b5cea8"/>
    </style:style>
    <style:style style:name="T26" style:family="text">
      <style:text-properties officeooo:rsid="001ebee5" style:font-size-asian="12pt" style:font-size-complex="12pt"/>
    </style:style>
    <style:style style:name="T27" style:family="text">
      <style:text-properties style:use-window-font-color="true" fo:background-color="transparent" loext:char-shading-value="0"/>
    </style:style>
    <style:style style:name="T28" style:family="text">
      <style:text-properties style:use-window-font-color="true" officeooo:rsid="001b3eb1" fo:background-color="transparent" loext:char-shading-value="0"/>
    </style:style>
    <style:style style:name="T29" style:family="text">
      <style:text-properties officeooo:rsid="001d8aca"/>
    </style:style>
    <style:style style:name="T30" style:family="text">
      <style:text-properties officeooo:rsid="00203973"/>
    </style:style>
    <style:style style:name="T31" style:family="text">
      <style:text-properties fo:color="#d7ba7d"/>
    </style:style>
    <style:style style:name="T32" style:family="text">
      <style:text-properties style:font-name="Menlo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t is already installed by react-native init.</text:p>
      <text:p text:style-name="P1">Call test file Home.test.js (or whatever Home actually is)</text:p>
      <text:p text:style-name="P1"/>
      <text:p text:style-name="P22">SNAPSHOT</text:p>
      <text:p text:style-name="P2">snapshot test should look like this: </text:p>
      <text:p text:style-name="P2"/>
      <text:p text:style-name="P3"><text:bookmark-start text:name="__DdeLink__11_4031769593"/><text:span text:style-name="T1">import</text:span> <text:span text:style-name="T10">"react-native"</text:span>;</text:p>
      <text:p text:style-name="P4"><text:span text:style-name="T1">import</text:span> <text:span text:style-name="T3">React</text:span> <text:span text:style-name="T1">from</text:span> <text:span text:style-name="T10">"react"</text:span>;</text:p>
      <text:p text:style-name="P4"><text:span text:style-name="T1">import</text:span> <text:span text:style-name="T3">Home</text:span> <text:span text:style-name="T1">from</text:span> <text:span text:style-name="T10">"../src/Home"</text:span>;</text:p>
      <text:p text:style-name="P4"><text:span text:style-name="T1">import</text:span> <text:span text:style-name="T3">renderer</text:span> <text:span text:style-name="T1">from</text:span> <text:span text:style-name="T10">"react-test-renderer"</text:span>;</text:p>
      <text:p text:style-name="P7"/>
      <text:p text:style-name="P4"><text:span text:style-name="T14">test</text:span>(<text:span text:style-name="T10">"Home snapShot"</text:span>, () <text:span text:style-name="T12">=&gt;</text:span> {</text:p>
      <text:p text:style-name="P4"><text:span text:style-name="T12"><text:tab/>const</text:span> <text:span text:style-name="T3">snap</text:span> = <text:span text:style-name="T3">renderer</text:span>.<text:span text:style-name="T14">create</text:span>(<text:span text:style-name="T16">&lt;</text:span><text:span text:style-name="T13">Home</text:span> <text:span text:style-name="T16">/&gt;</text:span>).<text:span text:style-name="T14">toJSON</text:span>();</text:p>
      <text:p text:style-name="P7"/>
      <text:p text:style-name="P4"><text:span text:style-name="T14"><text:tab/>expect</text:span>(<text:span text:style-name="T3">snap</text:span>).<text:span text:style-name="T14">toMatchSnapshot</text:span>();</text:p>
      <text:p text:style-name="P4">});<text:bookmark-end text:name="__DdeLink__11_4031769593"/></text:p>
      <text:p text:style-name="P4"/>
      <text:p text:style-name="P5">run <text:span text:style-name="T17">jest</text:span> to run the test. <text:span text:style-name="T19">This will run all tests to run a specific test use </text:span><text:span text:style-name="T18">jest Home</text:span><text:span text:style-name="T19">.</text:span></text:p>
      <text:p text:style-name="P5">If the component is changed at some point then run <text:span text:style-name="T17">npm test -- -u </text:span>to update the snapshot</text:p>
      <text:p text:style-name="P5"/>
      <text:p text:style-name="P8">FUNCTION</text:p>
      <text:p text:style-name="P8">have a function eg:</text:p>
      <text:p text:style-name="P28"><text:span text:style-name="T15">change</text:span><text:span text:style-name="T20">(</text:span><text:span text:style-name="T4">x</text:span><text:span text:style-name="T20">) {</text:span></text:p>
      <text:p text:style-name="P26"><text:span text:style-name="T3"><text:tab/></text:span><text:span text:style-name="T5">return </text:span><text:span text:style-name="T3">x</text:span> * <text:span text:style-name="T25">10</text:span>;</text:p>
      <text:p text:style-name="P26">}</text:p>
      <text:p text:style-name="P8"/>
      <text:p text:style-name="P8">function test should look like this (remember the imports as shown above)</text:p>
      <text:p text:style-name="P8"/>
      <text:p text:style-name="P25"><text:span text:style-name="T14">it</text:span>(<text:span text:style-name="T10">"check function and test case"</text:span>, () <text:span text:style-name="T12">=&gt;</text:span> {</text:p>
      <text:p text:style-name="P26"><text:span text:style-name="T12"><text:tab/>let</text:span> <text:span text:style-name="T3">HomeData</text:span> = <text:span text:style-name="T3">renderer</text:span>.<text:span text:style-name="T14">create</text:span>(<text:span text:style-name="T16">&lt;</text:span><text:span text:style-name="T13">Home</text:span> <text:span text:style-name="T16">/&gt;</text:span>).<text:span text:style-name="T14">getInstance</text:span>();</text:p>
      <text:p text:style-name="P26"><text:span text:style-name="T14"><text:tab/>expect</text:span>(<text:span text:style-name="T3">HomeData</text:span>.<text:span text:style-name="T14">change</text:span>(<text:span text:style-name="T25">2</text:span>)).<text:span text:style-name="T14">toEqual</text:span>(<text:span text:style-name="T25">20</text:span>);</text:p>
      <text:p text:style-name="P26">});</text:p>
      <text:p text:style-name="P8"/>
      <text:p text:style-name="P10">STATE</text:p>
      <text:p text:style-name="P10">set state:</text:p>
      <text:p text:style-name="P29"><text:span text:style-name="T14">change</text:span>(<text:span text:style-name="T3">x</text:span>) {</text:p>
      <text:p text:style-name="P26"><text:span text:style-name="T12"><text:tab/>this</text:span>.<text:span text:style-name="T14">setState</text:span>({ <text:span text:style-name="T3">data:</text:span> <text:span text:style-name="T3">x</text:span> * <text:span text:style-name="T25">10</text:span> });</text:p>
      <text:p text:style-name="P26">}</text:p>
      <text:p text:style-name="P10"/>
      <text:p text:style-name="P10">then test it</text:p>
      <text:p text:style-name="P29"><text:span text:style-name="T14">it</text:span>(<text:span text:style-name="T10">"check function and test case"</text:span>, () <text:span text:style-name="T12">=&gt;</text:span> {</text:p>
      <text:p text:style-name="P26"><text:span text:style-name="T12"><text:tab/>let</text:span> <text:span text:style-name="T3">HomeData</text:span> = <text:span text:style-name="T3">renderer</text:span>.<text:span text:style-name="T14">create</text:span>(<text:span text:style-name="T16">&lt;</text:span><text:span text:style-name="T13">Home</text:span> <text:span text:style-name="T16">/&gt;</text:span>).<text:span text:style-name="T14">getInstance</text:span>();</text:p>
      <text:p text:style-name="P26"><text:span text:style-name="T3"><text:tab/>HomeData</text:span>.<text:span text:style-name="T14">change</text:span>(<text:span text:style-name="T25">2</text:span>);</text:p>
      <text:p text:style-name="P26"><text:span text:style-name="T14"><text:tab/>expect</text:span>(<text:span text:style-name="T3">HomeData</text:span>.<text:span text:style-name="T3">state</text:span>.<text:span text:style-name="T3">data</text:span>).<text:span text:style-name="T14">toEqual</text:span>(<text:span text:style-name="T25">20</text:span>);</text:p>
      <text:p text:style-name="P26">});</text:p>
      <text:p text:style-name="P10"/>
      <text:p text:style-name="P11">MOCK API</text:p>
      <text:p text:style-name="P11">first get api data eg:</text:p>
      <text:p text:style-name="P30"><text:soft-page-break/><text:span text:style-name="T1">export</text:span> <text:span text:style-name="T1">default</text:span> <text:span text:style-name="T12">class</text:span> <text:span text:style-name="T13">Users</text:span> {</text:p>
      <text:p text:style-name="P26"><text:span text:style-name="T12"><text:tab/>static</text:span> <text:span text:style-name="T14">all</text:span>() {</text:p>
      <text:p text:style-name="P27"><text:span text:style-name="T1"><text:tab/><text:tab/>return</text:span> <text:span text:style-name="T14">fetch</text:span>(<text:span text:style-name="T10">"https://facebook.github.io/react-native/movies.json"</text:span>).<text:span text:style-name="T14">then</text:span>(</text:p>
      <text:p text:style-name="P26"><text:span text:style-name="T3"><text:tab/><text:tab/>response</text:span> <text:span text:style-name="T12">=&gt;</text:span> {</text:p>
      <text:p text:style-name="P26"><text:span text:style-name="T1"><text:tab/><text:tab/><text:tab/>return</text:span> <text:span text:style-name="T3">response</text:span>.<text:span text:style-name="T14">json</text:span>();</text:p>
      <text:p text:style-name="P26"><text:tab/><text:tab/>});</text:p>
      <text:p text:style-name="P26"><text:tab/>}</text:p>
      <text:p text:style-name="P26">}</text:p>
      <text:p text:style-name="P11"/>
      <text:p text:style-name="P12">then mock the api in the test file:</text:p>
      <text:p text:style-name="P13"><text:span text:style-name="T2">import</text:span><text:span text:style-name="T22"> </text:span><text:span text:style-name="T7">Users</text:span><text:span text:style-name="T22"> </text:span><text:span text:style-name="T2">from</text:span><text:span text:style-name="T22"> </text:span><text:span text:style-name="T11">"../src/users"</text:span><text:span text:style-name="T22">;</text:span></text:p>
      <text:p text:style-name="P21"/>
      <text:p text:style-name="P26"><text:span text:style-name="T14">it</text:span>(<text:span text:style-name="T10">"Api test case"</text:span>, <text:span text:style-name="T12">async</text:span> <text:span text:style-name="T12">function</text:span>() {</text:p>
      <text:p text:style-name="P26"><text:span text:style-name="T3"><text:tab/>global</text:span>.<text:span text:style-name="T3">fetch</text:span> = <text:span text:style-name="T3">jest</text:span>.<text:span text:style-name="T14">fn</text:span>().<text:span text:style-name="T14">mockImplementation</text:span>(() <text:span text:style-name="T12">=&gt;</text:span> {</text:p>
      <text:p text:style-name="P26"><text:span text:style-name="T12"><text:tab/><text:tab/>let</text:span> <text:span text:style-name="T3">p</text:span> = <text:span text:style-name="T12">new</text:span> <text:span text:style-name="T13">Promise</text:span>((<text:span text:style-name="T3">resolve</text:span>, <text:span text:style-name="T3">reject</text:span>) <text:span text:style-name="T12">=&gt;</text:span> {</text:p>
      <text:p text:style-name="P26"><text:span text:style-name="T14"><text:tab/><text:tab/><text:tab/>resolve</text:span>({</text:p>
      <text:p text:style-name="P26"><text:span text:style-name="T14"><text:tab/><text:tab/><text:tab/><text:tab/>json</text:span><text:span text:style-name="T3">:</text:span> <text:span text:style-name="T12">function</text:span>() {</text:p>
      <text:p text:style-name="P26"><text:span text:style-name="T1"><text:tab/><text:tab/><text:tab/><text:tab/><text:tab/>return</text:span> { <text:span text:style-name="T3">id:</text:span> <text:span text:style-name="T25">1</text:span> };<text:span text:style-name="T27"> </text:span><text:span text:style-name="T28">&lt;- hard coded mock value</text:span></text:p>
      <text:p text:style-name="P26"><text:tab/><text:tab/><text:tab/><text:tab/>}</text:p>
      <text:p text:style-name="P26"><text:tab/><text:tab/><text:tab/>});</text:p>
      <text:p text:style-name="P26"><text:tab/><text:tab/>});</text:p>
      <text:p text:style-name="P26"><text:span text:style-name="T1"><text:tab/><text:tab/>return</text:span> <text:span text:style-name="T3">p</text:span>;</text:p>
      <text:p text:style-name="P26"><text:tab/>});</text:p>
      <text:p text:style-name="P26"><text:span text:style-name="T12"><text:tab/>const</text:span> <text:span text:style-name="T3">response</text:span> = <text:span text:style-name="T1">await</text:span> <text:span text:style-name="T3">Users</text:span>.<text:span text:style-name="T14">all</text:span>();</text:p>
      <text:p text:style-name="P21"/>
      <text:p text:style-name="P26"><text:span text:style-name="T14"><text:tab/>expect</text:span>(<text:span text:style-name="T3">response</text:span>.<text:span text:style-name="T3">id</text:span>).<text:span text:style-name="T14">toBe</text:span>(<text:span text:style-name="T25">1</text:span>);</text:p>
      <text:p text:style-name="P26">});</text:p>
      <text:p text:style-name="P24"/>
      <text:p text:style-name="P12"/>
      <text:p text:style-name="P14">REAL API</text:p>
      <text:p text:style-name="P14">Exactly the same as above. Just remove <text:span text:style-name="T29">the mock and import ‘isomorphic-fetch’.</text:span></text:p>
      <text:p text:style-name="P31"><text:span text:style-name="T1">import</text:span> <text:span text:style-name="T3">Users</text:span> <text:span text:style-name="T1">from</text:span> <text:span text:style-name="T10">"../src/users"</text:span>;</text:p>
      <text:p text:style-name="P26"><text:span text:style-name="T1">import</text:span> <text:span text:style-name="T10">"isomorphic-fetch"</text:span>;</text:p>
      <text:p text:style-name="P21"/>
      <text:p text:style-name="P26"><text:span text:style-name="T14">it</text:span>(<text:span text:style-name="T10">"Api test case"</text:span>, <text:span text:style-name="T12">async</text:span> <text:span text:style-name="T12">function</text:span>() {</text:p>
      <text:p text:style-name="P26"><text:span text:style-name="T12"><text:tab/>const</text:span> <text:span text:style-name="T3">response</text:span> = <text:span text:style-name="T1">await</text:span> <text:span text:style-name="T3">Users</text:span>.<text:span text:style-name="T14">all</text:span>();</text:p>
      <text:p text:style-name="P21"/>
      <text:p text:style-name="P26"><text:span text:style-name="T14"><text:tab/>expect</text:span>(<text:span text:style-name="T3">response</text:span>.<text:span text:style-name="T3">movies</text:span>[<text:span text:style-name="T25">2</text:span>].<text:span text:style-name="T3">title</text:span>).<text:span text:style-name="T14">toBe</text:span>(<text:span text:style-name="T10">"The Matrix"</text:span>);</text:p>
      <text:p text:style-name="P26">});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6">Troubleshooting</text:p>
      <text:p text:style-name="P6">Cannot find store?</text:p>
      <text:p text:style-name="P6"><text:soft-page-break/>Import store in the test file then add store as a prop to the component <text:span text:style-name="T17">&lt;Home store={store}/&gt;</text:span></text:p>
      <text:p text:style-name="P6"/>
      <text:p text:style-name="P16">Need mocks?</text:p>
      <text:p text:style-name="P16">Create jest-setup.js.</text:p>
      <text:p text:style-name="P16">Mock the module as required eg:</text:p>
      <text:p text:style-name="P32"><text:span text:style-name="T1">import</text:span> { <text:span text:style-name="T3">NativeModules</text:span> } <text:span text:style-name="T1">from</text:span> <text:span text:style-name="T10">"react-native"</text:span>;</text:p>
      <text:p text:style-name="P21"/>
      <text:p text:style-name="P26"><text:span text:style-name="T3">NativeModules</text:span>.<text:span text:style-name="T3">SettingsManager</text:span> = { <text:span text:style-name="T3">settings:</text:span> <text:span text:style-name="T3">jest</text:span>.<text:span text:style-name="T14">fn</text:span>() };</text:p>
      <text:p text:style-name="P26"><text:span text:style-name="T3">NativeModules</text:span>.<text:span text:style-name="T3">RNGestureHandlerModule</text:span> = {};</text:p>
      <text:p text:style-name="P26"><text:span text:style-name="T3">NativeModules</text:span>.<text:span text:style-name="T3">RNNavigationModule</text:span> = {};</text:p>
      <text:p text:style-name="P16"/>
      <text:p text:style-name="P17">add this in package.json:</text:p>
      <text:p text:style-name="P17">“jest”: {“setupFiles”: [“./jest-setup.js”]}</text:p>
      <text:p text:style-name="P17"/>
      <text:p text:style-name="P19">Something like a png required <text:span text:style-name="T30">(static assets)</text:span>?</text:p>
      <text:p text:style-name="P20">Create assetsTransformer.js</text:p>
      <text:p text:style-name="P20">add this:</text:p>
      <text:p text:style-name="P33"><text:span text:style-name="T12">const</text:span> <text:span text:style-name="T3">path</text:span> = <text:span text:style-name="T14">require</text:span>(<text:span text:style-name="T10">"path"</text:span>);</text:p>
      <text:p text:style-name="P21"/>
      <text:p text:style-name="P26"><text:span text:style-name="T13">module</text:span>.<text:span text:style-name="T13">exports</text:span> = {</text:p>
      <text:p text:style-name="P26"><text:span text:style-name="T14"><text:tab/>process</text:span>(<text:span text:style-name="T3">src</text:span>, <text:span text:style-name="T3">filename</text:span>, <text:span text:style-name="T3">config</text:span>, <text:span text:style-name="T3">options</text:span>) {</text:p>
      <text:p text:style-name="P26"><text:span text:style-name="T1"><text:tab/><text:tab/>return</text:span> <text:span text:style-name="T10">"module.exports = "</text:span> + <text:span text:style-name="T13">JSON</text:span>.<text:span text:style-name="T14">stringify</text:span>(<text:span text:style-name="T3">path</text:span>.<text:span text:style-name="T14">basename</text:span>(<text:span text:style-name="T3">filename</text:span>)) + <text:span text:style-name="T10">";"</text:span>;</text:p>
      <text:p text:style-name="P26"><text:tab/>}</text:p>
      <text:p text:style-name="P26">};</text:p>
      <text:p text:style-name="P20"/>
      <text:p text:style-name="P18">add this in package.json:</text:p>
      <text:p text:style-name="P34"><text:span text:style-name="T26">“jest”: {</text:span><text:span text:style-name="T32">"moduleNameMapper": {</text:span></text:p>
      <text:p text:style-name="P36">"\\.(jpg|jpeg|png|gif|eot|otf|webp|svg|ttf|woff|woff2|mp4|webm|wav|mp3|m4a|aac|oga)$": "./assetsTransformer.js",</text:p>
      <text:p text:style-name="P36">"\\.(css|less)$": "./assetsTransformer.js"</text:p>
      <text:p text:style-name="P36">}</text:p>
      <text:p text:style-name="P3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8:22:29.384295721</meta:creation-date>
    <dc:date>2019-06-17T18:10:55.831109107</dc:date>
    <meta:editing-duration>PT7H8M25S</meta:editing-duration>
    <meta:editing-cycles>19</meta:editing-cycles>
    <meta:generator>LibreOffice/6.2.3.2$MacOSX_X86_64 LibreOffice_project/aecc05fe267cc68dde00352a451aa867b3b546ac</meta:generator>
    <meta:document-statistic meta:table-count="0" meta:image-count="0" meta:object-count="0" meta:page-count="3" meta:paragraph-count="96" meta:word-count="375" meta:character-count="2817" meta:non-whitespace-character-count="2482"/>
  </office:meta>
</office:document-meta>
</file>